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14" table:default-cell-style-name="Default"/>
        <table:table-column table:style-name="co3" table:number-columns-repeated="2" table:default-cell-style-name="ce16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table:formula="of:=[.D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K1]+2" office:value-type="date" office:date-value="2019-01-15" calcext:value-type="date">
            <text:p>01/15/19</text:p>
          </table:table-cell>
          <table:table-cell table:style-name="ce10" table:formula="of:=[.L1]+1" office:value-type="date" office:date-value="2019-01-13" calcext:value-type="date">
            <text:p>01/13/19</text:p>
          </table:table-cell>
          <table:table-cell table:style-name="ce10" table:formula="of:=[.M1]+1" office:value-type="date" office:date-value="2019-01-12" calcext:value-type="date">
            <text:p>01/12/19</text:p>
          </table:table-cell>
          <table:table-cell table:style-name="ce10" table:formula="of:=[.N1]+1" office:value-type="date" office:date-value="2019-01-11" calcext:value-type="date">
            <text:p>01/11/19</text:p>
          </table:table-cell>
          <table:table-cell table:style-name="ce10" table:formula="of:=[.O1]+1" office:value-type="date" office:date-value="2019-01-10" calcext:value-type="date">
            <text:p>01/10/19</text:p>
          </table:table-cell>
          <table:table-cell table:style-name="ce10" table:formula="of:=[.P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88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88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15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58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4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4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92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93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14"/>
          <table:table-cell table:number-columns-repeated="3"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14"/>
          <table:table-cell table:number-columns-repeated="2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14"/>
          <table:table-cell table:number-columns-repeated="2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14"/>
          <table:table-cell table:number-columns-repeated="2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14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14"/>
          <table:table-cell table:number-columns-repeated="2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14"/>
          <table:table-cell table:number-columns-repeated="2" table:style-name="ce12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28"/>
          <table:table-cell table:style-name="ce12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12" office:value-type="string" calcext:value-type="string">
            <text:p>♫</text:p>
          </table:table-cell>
          <table:table-cell table:number-columns-repeated="1021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9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number-columns-repeated="4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101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11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88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14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18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18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18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3"/>
          <table:table-cell table:number-columns-repeated="15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17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26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00/00/0000</text:date>, <text:time style:data-style-name="N2" text:time-value="22:25:23.701276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26T22:35:35.671801182</dc:date>
    <meta:editing-duration>P6DT10H37M58S</meta:editing-duration>
    <meta:editing-cycles>55</meta:editing-cycles>
    <meta:document-statistic meta:table-count="2" meta:cell-count="354" meta:object-count="0"/>
  </office:meta>
</office:document-meta>
</file>